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Body">
      <style:text-properties style:text-line-through-style="solid"/>
    </style:style>
    <style:style style:name="P2" style:family="paragraph" style:parent-style-name="Body" style:master-page-name="Standard">
      <style:paragraph-properties style:page-number="auto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es:</text:p>
      <text:p text:style-name="Body"/>
      <text:p text:style-name="P1">When loading the database, there are columns in red that do not get loaded on the Product group and product item tables. <text:s/>They are for reference only when building the spreadsheets.</text:p>
      <text:p text:style-name="Body"/>
      <text:p text:style-name="Body">Clean up unused sizes and color - use SQL statement to cleanup orphaned parents after database is loaded</text:p>
      <text:p text:style-name="Body"/>
      <text:p text:style-name="Body"/>
      <text:p text:style-name="Body">Changed some sub categories in Canvas - replaced 8 linen with canvas pad and plan to delete 10 gesso.</text:p>
      <text:p text:style-name="Body"/>
      <text:p text:style-name="Body">Added thumbnail folder for markers - these markers are not sold in sets. <text:s/>Needed thumbnails for colors.</text:p>
      <text:p text:style-name="Body"/>
      <text:p text:style-name="Body"/>
      <text:p text:style-name="Body">Use SEO or something to keep liquitex, Windsor &amp; Newton, etc from coming up in peoples searches</text:p>
      <text:p text:style-name="Body"/>
      <text:p text:style-name="Body">Got rid of sculpture stuff and replaced with mediums.</text:p>
      <text:p text:style-name="Body"/>
      <text:p text:style-name="Body">Not sure if colors will be grouped together correctly - is it by number assigned or something else.</text:p>
      <text:p text:style-name="Body"/>
      <text:p text:style-name="Body">Also how will sets be grouped - example markers - collections have a higher product group code, does that make them appear together at the end?</text:p>
      <text:p text:style-name="Body"/>
      <text:p text:style-name="Body">What is controlling the sequence of how things are viewed on a page — product items, color, size, etc. <text:s/>Ex. Of size: <text:s/>bigger size has lower size id than smaller size. <text:s/><text:span text:style-name="T1">Color is being controlled by the sequence that items are listed in by product item id.</text:span></text:p>
      <text:p text:style-name="Body"/>
      <text:p text:style-name="Body">Product id 615 <text:s text:c="3"/>group id 138 <text:s text:c="5"/>size id 344 <text:s text:c="2"/>125 ml. w-n-pro-acrylic-mediums-flow-improver</text:p>
      <text:p text:style-name="Body">Product id 616. <text:s text:c="2"/>group id 138. <text:s text:c="4"/>Size id 343. <text:s/>250 ml w-n-pro-acrylic-mediums-flow-improver</text:p>
      <text:p text:style-name="Body"/>
      <text:p text:style-name="Body">Changed Notebooks to Mixed Media Paper sub category 18 &amp; removed it’s thumbnail folder</text:p>
      <text:p text:style-name="Body"/>
      <text:p text:style-name="Body">Changed sculpting to Medium and changed all its categories. <text:s/>Also removed thumbnail folder for clay color and wire forms. <text:s/>Have one more sub category than we did before.</text:p>
      <text:p text:style-name="Body"/>
      <text:p text:style-name="Body">Check winsor-newton-artists-canvas-board-multi-12_-x-10_-(3 pack) to make sure it displays okay - it has a space in the file name. <text:s/>This is under canvas boards.</text:p>
      <text:p text:style-name="Body"/>
      <text:p text:style-name="Body"/>
      <text:p text:style-name="Body">What displays if there is only one size for a paint - does it still show in drop down and require you to select it.</text:p>
      <text:p text:style-name="Body"/>
      <text:p text:style-name="Body">Check some of the paint with really long names. - Phthalocyanine Blue Green Sha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padding="0in" fo:border="none" fo:keep-with-next="auto" text:number-lines="true" text:line-number="0" style:text-autospace="ideograph-alpha" style:punctuation-wrap="hanging" style:line-break="strict" style:tab-stop-distance="0.5in" style:writing-mode="page">
        <style:background-image/>
      </style:paragraph-properties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ody" style:family="paragraph" style:default-outline-level="" style:list-style-name="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" fo:font-size="11pt" fo:letter-spacing="normal" fo:language="en" fo:country="US" fo:font-style="normal" style:text-underline-style="none" fo:font-weight="normal" style:letter-kerning="true" style:font-name-asian="Arial Unicode MS" style:font-size-asian="11pt" style:font-style-asian="normal" style:font-weight-asian="normal" style:font-name-complex="Arial Unicode MS" style:font-size-complex="11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6in" fo:margin-left="1in" fo:margin-right="1in" style:writing-mode="lr-tb" style:layout-grid-color="#c0c0c0" style:layout-grid-lines="25146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7" meta:word-count="331" meta:character-count="1939"/>
    <dc:date>2026-04-10T17:16:04.04</dc:date>
    <dc:creator>Brian Tripp</dc:creator>
    <meta:generator>OpenOffice/4.1.16$Win32 OpenOffice.org_project/4116m3$Build-9816</meta:generator>
  </office:meta>
</office:document-meta>
</file>